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67ec3" officeooo:paragraph-rsid="00067ec3"/>
    </style:style>
    <style:style style:name="P2" style:family="paragraph" style:parent-style-name="Standard">
      <style:paragraph-properties fo:text-align="start" style:justify-single-word="false"/>
      <style:text-properties officeooo:rsid="00067ec3" officeooo:paragraph-rsid="00067ec3"/>
    </style:style>
    <style:style style:name="T1" style:family="text">
      <style:text-properties officeooo:rsid="000703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109 HW2 -Dijkstra Write-up</text:p>
      <text:p text:style-name="P2"><text:tab/><text:span text:style-name="T1">For this assignment, I implemented a class that represents a graph, encapsulating the vertices and edges that join vertices, through a graph abstract data type. This involved creating and mainting field to store graph information, creating constructors for creation of new graphs, allowing for different options for creating a graph, and member functions to control the logic and changes to my private fields, creating a consistent graph type.</text:span></text:p>
      <text:p text:style-name="P2"><text:tab/><text:span text:style-name="T1">In this assignment, I learned how to use c++ constructors to allow for inuitive class instantiations, by overloading the constructors to allow for different initial parameters, such as using default parameters, selecting the number of nodes or edges, or using a preexisting graph from a file to build in memory.</text:span></text:p>
      <text:p text:style-name="P2"><text:tab/><text:span text:style-name="T1">A key aspect of this project that made progress go much smoother was using the c++ standard libraries. Obviously, using a vectors was essential. For Dijkstras algorithm, it makes more sense to use the already existing priority queue from the library to build a new from scratch. By inheriting from priority_queue and creating a type that allows for the removal of elements in a queue, along with the existing ordering methods, I quickly created a priority queue strucutre needed for this project.</text:span></text:p>
      <text:p text:style-name="P2"><text:tab/><text:span text:style-name="T1">Operating overloading was very important for this project. To carry information I needed, I created Node structs to encapsulate a node identity and weight cost. Because my priority_queue held the Node type, I need to define basic operations on this type. By overloading the comparison operator and equal to operator, my prioirty_queue now handled this new type.</text:span></text:p>
      <text:p text:style-name="P2"><text:tab/><text:span text:style-name="T1">Overall, I gained a great feel for the c++ language, the libraries available, and using object oriented design to simplify probl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2:58:26.270783565</meta:creation-date>
    <dc:date>2017-10-23T13:16:19.511667714</dc:date>
    <meta:editing-duration>PT17M52S</meta:editing-duration>
    <meta:editing-cycles>2</meta:editing-cycles>
    <meta:generator>LibreOffice/5.1.6.2$Linux_X86_64 LibreOffice_project/10m0$Build-2</meta:generator>
    <meta:document-statistic meta:table-count="0" meta:image-count="0" meta:object-count="0" meta:page-count="1" meta:paragraph-count="6" meta:word-count="283" meta:character-count="1777" meta:non-whitespace-character-count="1495"/>
  </office:meta>
</office:document-meta>
</file>